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officeooo:rsid="00057961"/>
    </style:style>
    <style:style style:name="T2" style:family="text">
      <style:text-properties officeooo:rsid="00067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lling procedures and variable using</text:p>
      <text:h text:style-name="Heading_20_1" text:outline-level="1">Description</text:h>
      <text:p text:style-name="Text_20_body">Global variables acess by absolute reference.</text:p>
      <text:p text:style-name="Text_20_body">When calling procedures and functions, push values from left to right (that is, the same order than they're in the sources), then call the procedure. <text:s/>Inside the procedure/<text:span text:style-name="T2">function</text:span>, use Stack Pointer as base to access parameters and local variables.</text:p>
      <text:p text:style-name="Text_20_body">VAR and OUT variables are used as pointers (indirection).</text:p>
      <text:p text:style-name="Text_20_body">FUNCTION's return value would be a fake parameter (that is, push a VOID value before to push the parameters).</text:p>
      <text:h text:style-name="Heading_20_1" text:outline-level="1">Global variables</text:h>
      <text:p text:style-name="Text_20_body">When global variable definition is found, it's stored in a variable list <text:span text:style-name="T2">description.</text:span> <text:s/>At end of program, compiler inserts the Global Variable Table (DATA), putting names as labels and using “db” and “dbw” to room space.</text:p>
      <text:p text:style-name="Text_20_body">All variable names will be <text:span text:style-name="T2">upper-case.</text:span> <text:s/>No prefix added (i.e. “_”) ?</text:p>
      <text:h text:style-name="Heading_20_1" text:outline-level="1">Local variables and parameters by value</text:h>
      <text:p text:style-name="Text_20_body">IIRC the Z-80 doesn't allow to use the stack pointer to <text:span text:style-name="T2">access</text:span> memory. <text:s/>BTW it has the IX and IY registers that allows to access memory by index ( LD [IX+nn], nn ).</text:p>
      <text:p text:style-name="Text_20_body">As a PROCEDURE <text:span text:style-name="T2">prologue</text:span>, we would push the Stack Pointer, pop it to IX (or IY), then “move” the IX to the first pushed parameter and use it to <text:span text:style-name="T2">access</text:span> both parameters and local variables.</text:p>
      <text:p text:style-name="Text_20_body">Once we have IX initialised, we should save the stack pointer (ie, pushing it) because we will need to move it to the last local variable before to call a PROCEDURE.</text:p>
      <text:h text:style-name="Heading_20_1" text:outline-level="1">Simple procedure</text:h>
      <text:p text:style-name="Text_20_body">Simple procedure calling, with parameters and global and local vari<text:span text:style-name="T1">a</text:span>bles.</text:p>
      <text:p text:style-name="Preformatted_20_Text">PROGRAM example;</text:p>
      <text:p text:style-name="Preformatted_20_Text"/>
      <text:p text:style-name="Preformatted_20_Text">VAR</text:p>
      <text:p text:style-name="Preformatted_20_Text"><text:s text:c="2"/>GlobalVariable: INTEGER;</text:p>
      <text:p text:style-name="Preformatted_20_Text"/>
      <text:p text:style-name="Preformatted_20_Text"><text:s text:c="2"/>PROCEDURE TheProcedure (Parameter: INTEGER);</text:p>
      <text:p text:style-name="Preformatted_20_Text"><text:s text:c="2"/>VAR LocalVariable: INTEGER;</text:p>
      <text:p text:style-name="Preformatted_20_Text"><text:s text:c="2"/>BEGIN</text:p>
      <text:p text:style-name="Preformatted_20_Text"><text:s text:c="4"/>LocalVariable <text:s/>:= Parameter;</text:p>
      <text:p text:style-name="Preformatted_20_Text"><text:s text:c="2"/>END;</text:p>
      <text:p text:style-name="Preformatted_20_Text"/>
      <text:p text:style-name="Preformatted_20_Text">BEGIN</text:p>
      <text:p text:style-name="Preformatted_20_Text"><text:s text:c="2"/>GlobalVariable := 7;</text:p>
      <text:p text:style-name="Preformatted_20_Text"><text:s text:c="2"/>TheProcedure (GlobalVariable);</text:p>
      <text:p text:style-name="Preformatted_20_Text">END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2T16:04:25.90</meta:creation-date>
    <dc:date>2017-06-04T12:30:32.034950996</dc:date>
    <meta:editing-duration>PT2H40M4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70" meta:character-count="1683" meta:non-whitespace-character-count="1417"/>
  </office:meta>
</office:document-meta>
</file>